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34bd" officeooo:paragraph-rsid="000034bd"/>
    </style:style>
    <style:style style:name="P2" style:family="paragraph" style:parent-style-name="Standard">
      <style:text-properties officeooo:rsid="0000b86f" officeooo:paragraph-rsid="0000b86f"/>
    </style:style>
    <style:style style:name="P3" style:family="paragraph" style:parent-style-name="Standard">
      <style:text-properties officeooo:rsid="0000b86f" officeooo:paragraph-rsid="0002380c"/>
    </style:style>
    <style:style style:name="P4" style:family="paragraph" style:parent-style-name="Standard">
      <style:text-properties officeooo:rsid="00023c3c" officeooo:paragraph-rsid="00023c3c"/>
    </style:style>
    <style:style style:name="P5" style:family="paragraph" style:parent-style-name="Standard">
      <style:text-properties officeooo:rsid="0004fba0" officeooo:paragraph-rsid="0004fba0"/>
    </style:style>
    <style:style style:name="P6" style:family="paragraph" style:parent-style-name="Standard">
      <style:text-properties officeooo:rsid="0002380c" officeooo:paragraph-rsid="0002380c"/>
    </style:style>
    <style:style style:name="P7" style:family="paragraph" style:parent-style-name="Standard">
      <style:text-properties officeooo:rsid="000a7a78" officeooo:paragraph-rsid="000034bd"/>
    </style:style>
    <style:style style:name="P8" style:family="paragraph" style:parent-style-name="Standard">
      <style:text-properties officeooo:rsid="0000b86f" officeooo:paragraph-rsid="000c3e66"/>
    </style:style>
    <style:style style:name="P9" style:family="paragraph" style:parent-style-name="Standard">
      <style:text-properties officeooo:rsid="0004fba0" officeooo:paragraph-rsid="0004fba0"/>
    </style:style>
    <style:style style:name="T1" style:family="text">
      <style:text-properties officeooo:rsid="00023c3c"/>
    </style:style>
    <style:style style:name="T2" style:family="text">
      <style:text-properties officeooo:rsid="0004fba0"/>
    </style:style>
    <style:style style:name="T3" style:family="text">
      <style:text-properties officeooo:rsid="00066a57"/>
    </style:style>
    <style:style style:name="T4" style:family="text">
      <style:text-properties officeooo:rsid="000936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ffen 28.11.18<text:tab/>Mittwoch</text:p>
      <text:p text:style-name="P1"/>
      <text:p text:style-name="P1">Beginn: 13:00</text:p>
      <text:p text:style-name="P1"/>
      <text:p text:style-name="P1">Ende: <text:span text:style-name="T3">13:50</text:span></text:p>
      <text:p text:style-name="P7"/>
      <text:p text:style-name="P2"/>
      <text:p text:style-name="P4">Beobachter GUI:</text:p>
      <text:p text:style-name="P2"/>
      <text:p text:style-name="P3"><text:tab/>- Player container<text:span text:style-name="T1">(Atrribute des Spielers die der Beobachter Einsehen kann)</text:span>: Maxi</text:p>
      <text:p text:style-name="P3"/>
      <text:p text:style-name="P3"><text:tab/>- Buttons: Rene</text:p>
      <text:p text:style-name="P3"/>
      <text:p text:style-name="P6"><text:tab/>- Beobachter container: Houman</text:p>
      <text:p text:style-name="P3"/>
      <text:p text:style-name="P6"><text:tab/>- Gameboard GUI: Jan (visualisierung des Grids)</text:p>
      <text:p text:style-name="P3"/>
      <text:p text:style-name="P6"><text:tab/>- GUI für Bag Anzeige, Handkarten und <text:span text:style-name="T4">Teilnehmerliste</text:span> (siehe Darstellung Beispiel Slack <text:tab/>von Houman): Wael</text:p>
      <text:p text:style-name="P1"/>
      <text:p text:style-name="P1"/>
      <text:p text:style-name="P1">- <text:span text:style-name="T2">Daniel und Ahmad arbeiten an Verbindung Ausrichter Client und Server</text:span></text:p>
      <text:p text:style-name="P1"/>
      <text:p text:style-name="P5">- Kai und Lukas erstellen Switch Cases</text:p>
      <text:p text:style-name="P5"/>
      <text:p text:style-name="P5">- Treffen Freitag zusammen coden nach Gruppentreff morgens</text:p>
      <text:p text:style-name="P5"/>
      <text:p text:style-name="P8">- Youssef hilft Server mit switch cases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H17M11S</meta:editing-duration>
    <meta:editing-cycles>12</meta:editing-cycles>
    <meta:generator>LibreOffice/5.4.6.2$Windows_X86_64 LibreOffice_project/4014ce260a04f1026ba855d3b8d91541c224eab8</meta:generator>
    <dc:date>2019-01-20T17:43:04.051000000</dc:date>
    <meta:document-statistic meta:table-count="0" meta:image-count="0" meta:object-count="0" meta:page-count="1" meta:paragraph-count="13" meta:word-count="82" meta:character-count="553" meta:non-whitespace-character-count="478"/>
    <meta:user-defined meta:name="Info 1"/>
    <meta:user-defined meta:name="Info 2"/>
    <meta:user-defined meta:name="Info 3"/>
    <meta:user-defined meta:name="Info 4"/>
  </office:meta>
</office:document-meta>
</file>